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 text:c="65"/>Lab No.01</text:p>
      <text:p text:style-name="Preformatted_20_Text"/>
      <text:p text:style-name="Preformatted_20_Text">Manisha S.Hagawane</text:p>
      <text:p text:style-name="Preformatted_20_Text">Roll No.33</text:p>
      <text:p text:style-name="Preformatted_20_Text">B.Tech-E-2</text:p>
      <text:p text:style-name="Preformatted_20_Text">Title:Write a Lex program to print subset of English Language.</text:p>
      <text:p text:style-name="Preformatted_20_Text">_____________________________________________________________________________________________________________________________</text:p>
      <text:p text:style-name="Preformatted_20_Text"/>
      <text:p text:style-name="Preformatted_20_Text">Code:</text:p>
      <text:p text:style-name="Preformatted_20_Text"/>
      <text:p text:style-name="Preformatted_20_Text">%{</text:p>
      <text:p text:style-name="Preformatted_20_Text">int adjCount=0;</text:p>
      <text:p text:style-name="Preformatted_20_Text">int artCount=0;</text:p>
      <text:p text:style-name="Preformatted_20_Text">int verbCount=0;</text:p>
      <text:p text:style-name="Preformatted_20_Text">int preCount=0;</text:p>
      <text:p text:style-name="Preformatted_20_Text">int interjCount=0;</text:p>
      <text:p text:style-name="Preformatted_20_Text">int nounCount=0;</text:p>
      <text:p text:style-name="Preformatted_20_Text">int proCount=0;</text:p>
      <text:p text:style-name="Preformatted_20_Text">int advCount=0; </text:p>
      <text:p text:style-name="Preformatted_20_Text">int conjCount=0;</text:p>
      <text:p text:style-name="Preformatted_20_Text">int auxVebCount=0;</text:p>
      <text:p text:style-name="Preformatted_20_Text"/>
      <text:p text:style-name="Preformatted_20_Text">%}</text:p>
      <text:p text:style-name="Preformatted_20_Text"/>
      <text:p text:style-name="Preformatted_20_Text">%%</text:p>
      <text:p text:style-name="Preformatted_20_Text"/>
      <text:p text:style-name="Preformatted_20_Text">He|she|it|you|they|his <text:s text:c="21"/>{proCount++; <text:s text:c="3"/>printf("\n%s <text:s/>\t\t\tPronoun\n", yytext); }</text:p>
      <text:p text:style-name="Preformatted_20_Text">am|is|are|was|were|shall|will <text:s text:c="10"/>{auxVebCount++; printf("\n%s <text:s/>\t\t\tAuxiliary Verb\n", yytext);}</text:p>
      <text:p text:style-name="Preformatted_20_Text">by|as|at|from|in|of|to <text:s text:c="22"/>{preCount++; <text:s text:c="3"/>printf("\n%s <text:s/>\t\t\tPreposition\n",yytext);} </text:p>
      <text:p text:style-name="Preformatted_20_Text">quickly|Hardly|Unfortunetly <text:s text:c="10"/>{advCount++; <text:s text:c="3"/>printf("\n%s <text:s/>\t\tAdverb\n",yytext);}</text:p>
      <text:p text:style-name="Preformatted_20_Text">and|when|but|after|Because|that <text:s text:c="6"/>{conjCount++; <text:s text:c="2"/>printf("\n%s <text:s/>\t\t\tConjuction\n",yytext);}</text:p>
      <text:p text:style-name="Preformatted_20_Text">Ram|College|home|Today|boy|Holiday <text:s text:c="10"/>{nounCount++; <text:s text:c="2"/>printf("\n%s <text:s/>\t\tNoun\n",yytext);}</text:p>
      <text:p text:style-name="Preformatted_20_Text">A|An|the <text:s text:c="58"/>{artCount++; <text:s text:c="3"/>printf("\n%s <text:s/>\t\t\tArticle\n",yytext);}</text:p>
      <text:p text:style-name="Preformatted_20_Text">empty|noisy <text:s text:c="49"/>{adjCount++; <text:s text:c="3"/>printf("\n%s <text:s/>\t\t\tAdjective\n",yytext);}</text:p>
      <text:p text:style-name="Preformatted_20_Text">[A-Za-z]*[ing|ed]+ <text:s text:c="38"/>{verbCount++; <text:s text:c="2"/>printf("\n%s <text:s/>\t\t\tVerb\n",yytext);}</text:p>
      <text:p text:style-name="Preformatted_20_Text"/>
      <text:p text:style-name="Preformatted_20_Text">%%</text:p>
      <text:p text:style-name="Preformatted_20_Text"/>
      <text:p text:style-name="Preformatted_20_Text">int main()</text:p>
      <text:p text:style-name="Preformatted_20_Text">{</text:p>
      <text:p text:style-name="Preformatted_20_Text"/>
      <text:p text:style-name="Preformatted_20_Text">yylex();</text:p>
      <text:p text:style-name="Preformatted_20_Text">printf("\nCount Of each Term...");</text:p>
      <text:p text:style-name="Preformatted_20_Text">printf("\n Pronoun <text:s text:c="9"/>%d",proCount);</text:p>
      <text:p text:style-name="Preformatted_20_Text">printf("\n Noun <text:s text:c="12"/>%d",nounCount);</text:p>
      <text:p text:style-name="Preformatted_20_Text">printf("\n Auxiliary Verb <text:s text:c="2"/>%d",auxVebCount);</text:p>
      <text:p text:style-name="Preformatted_20_Text">printf("\n Verb <text:s text:c="12"/>%d",verbCount);</text:p>
      <text:p text:style-name="Preformatted_20_Text">printf("\n Conjection <text:s text:c="6"/>%d",conjCount);</text:p>
      <text:p text:style-name="Preformatted_20_Text">printf("\n Article <text:s text:c="9"/>%d",artCount);</text:p>
      <text:p text:style-name="Preformatted_20_Text">printf("\n Adjectives <text:s text:c="6"/>%d",adjCount);</text:p>
      <text:p text:style-name="Preformatted_20_Text">printf("\n Adverb <text:s text:c="10"/>%d",advCount);</text:p>
      <text:p text:style-name="Preformatted_20_Text">printf("\n");</text:p>
      <text:p text:style-name="Preformatted_20_Text"/>
      <text:p text:style-name="Preformatted_20_Text"/>
      <text:p text:style-name="Preformatted_20_Text"><text:soft-page-break/></text:p>
      <text:p text:style-name="Preformatted_20_Text">}</text:p>
      <text:p text:style-name="Preformatted_20_Text">__________________________________________________________________________________________________________</text:p>
      <text:p text:style-name="Preformatted_20_Text"/>
      <text:p text:style-name="Preformatted_20_Text">Output:</text:p>
      <text:p text:style-name="Preformatted_20_Text"/>
      <text:p text:style-name="Preformatted_20_Text">student@unix22-OptiPlex-360:~/Desktop$ lex cdlab1.l</text:p>
      <text:p text:style-name="Preformatted_20_Text">student@unix22-OptiPlex-360:~/Desktop$ cc lex.yy.c -ll</text:p>
      <text:p text:style-name="Preformatted_20_Text">student@unix22-OptiPlex-360:~/Desktop$ ./a.out</text:p>
      <text:p text:style-name="Preformatted_20_Text"/>
      <text:p text:style-name="Preformatted_20_Text">Input: Ram is going to College quickly but when he reached at College He comes to know that Today is Holiday</text:p>
      <text:p text:style-name="Preformatted_20_Text"/>
      <text:p text:style-name="Preformatted_20_Text">OUTPUT:</text:p>
      <text:p text:style-name="Preformatted_20_Text"/>
      <text:p text:style-name="Preformatted_20_Text">Ram <text:s text:c="23"/>Noun</text:p>
      <text:p text:style-name="Preformatted_20_Text"><text:s/></text:p>
      <text:p text:style-name="Preformatted_20_Text">is <text:s text:c="21"/>Auxiliary Verb</text:p>
      <text:p text:style-name="Preformatted_20_Text"><text:s/></text:p>
      <text:p text:style-name="Preformatted_20_Text">going <text:s text:c="18"/>Verb</text:p>
      <text:p text:style-name="Preformatted_20_Text"><text:s/></text:p>
      <text:p text:style-name="Preformatted_20_Text">to <text:s text:c="21"/>Preposition</text:p>
      <text:p text:style-name="Preformatted_20_Text"><text:s/></text:p>
      <text:p text:style-name="Preformatted_20_Text">College <text:s text:c="16"/>Noun</text:p>
      <text:p text:style-name="Preformatted_20_Text"><text:s/></text:p>
      <text:p text:style-name="Preformatted_20_Text">quickly <text:s text:c="16"/>Adverb</text:p>
      <text:p text:style-name="Preformatted_20_Text"><text:s/></text:p>
      <text:p text:style-name="Preformatted_20_Text">but <text:s text:c="20"/>Conjuction</text:p>
      <text:p text:style-name="Preformatted_20_Text"><text:s/></text:p>
      <text:p text:style-name="Preformatted_20_Text">when <text:s text:c="19"/>Conjuction</text:p>
      <text:p text:style-name="Preformatted_20_Text"><text:s/></text:p>
      <text:p text:style-name="Preformatted_20_Text">he <text:s text:c="21"/>Verb</text:p>
      <text:p text:style-name="Preformatted_20_Text"><text:s/></text:p>
      <text:p text:style-name="Preformatted_20_Text">reached <text:s text:c="16"/>Verb</text:p>
      <text:p text:style-name="Preformatted_20_Text"><text:s/></text:p>
      <text:p text:style-name="Preformatted_20_Text">at <text:s text:c="21"/>Preposition</text:p>
      <text:p text:style-name="Preformatted_20_Text"><text:s/></text:p>
      <text:p text:style-name="Preformatted_20_Text">College <text:s text:c="16"/>Noun</text:p>
      <text:p text:style-name="Preformatted_20_Text"><text:s/></text:p>
      <text:p text:style-name="Preformatted_20_Text">He <text:s text:c="21"/>Pronoun</text:p>
      <text:p text:style-name="Preformatted_20_Text"><text:s/></text:p>
      <text:p text:style-name="Preformatted_20_Text">come <text:s text:c="19"/>Verb</text:p>
      <text:p text:style-name="Preformatted_20_Text">s </text:p>
      <text:p text:style-name="Preformatted_20_Text">to <text:s text:c="21"/>Preposition</text:p>
      <text:p text:style-name="Preformatted_20_Text"><text:s/></text:p>
      <text:p text:style-name="Preformatted_20_Text">kn <text:s text:c="21"/>Verb</text:p>
      <text:p text:style-name="Preformatted_20_Text">ow </text:p>
      <text:p text:style-name="Preformatted_20_Text">that <text:s text:c="19"/>Conjuction</text:p>
      <text:p text:style-name="Preformatted_20_Text"><text:s/></text:p>
      <text:p text:style-name="Preformatted_20_Text">Today <text:s text:c="18"/>Noun</text:p>
      <text:p text:style-name="Preformatted_20_Text"><text:s/></text:p>
      <text:p text:style-name="Preformatted_20_Text">is <text:s text:c="21"/>Auxiliary Verb</text:p>
      <text:p text:style-name="Preformatted_20_Text"><text:s/></text:p>
      <text:p text:style-name="Preformatted_20_Text">Holiday <text:s text:c="16"/>Noun</text:p>
      <text:p text:style-name="Preformatted_20_Text"/>
      <text:p text:style-name="Preformatted_20_Text">Count Of each Term...</text:p>
      <text:p text:style-name="Preformatted_20_Text"/>
      <text:p text:style-name="Preformatted_20_Text"><text:s/>Pronoun <text:s text:c="9"/>1</text:p>
      <text:p text:style-name="Preformatted_20_Text"><text:s/>Noun <text:s text:c="12"/>5</text:p>
      <text:p text:style-name="Preformatted_20_Text"><text:s/>Auxiliary Verb <text:s text:c="2"/>2</text:p>
      <text:p text:style-name="Preformatted_20_Text"><text:s/>Verb <text:s text:c="12"/>5</text:p>
      <text:p text:style-name="Preformatted_20_Text"><text:s/>Conjection <text:s text:c="6"/>3</text:p>
      <text:p text:style-name="Preformatted_20_Text"><text:s/>Article <text:s text:c="9"/>0</text:p>
      <text:p text:style-name="Preformatted_20_Text"><text:soft-page-break/><text:s/>Adjectives <text:s text:c="6"/>0</text:p>
      <text:p text:style-name="Preformatted_20_Text"><text:s/>Adverb <text:s text:c="10"/>1</text:p>
      <text:p text:style-name="Preformatted_20_Text"/>
      <text:p text:style-name="Preformatted_20_Text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3:54:48.243324544</meta:creation-date>
    <dc:date>2015-10-29T14:08:11.891950459</dc:date>
    <meta:editing-duration>P0D</meta:editing-duration>
    <meta:editing-cycles>1</meta:editing-cycles>
    <meta:document-statistic meta:table-count="0" meta:image-count="0" meta:object-count="0" meta:page-count="3" meta:paragraph-count="99" meta:word-count="216" meta:character-count="3030" meta:non-whitespace-character-count="2032"/>
    <meta:generator>LibreOffice/4.2.8.2$Linux_x86 LibreOffice_project/420m0$Build-2</meta:generator>
  </office:meta>
</office:document-meta>
</file>